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cm" fo:margin-right="0cm" text:enable-numbering="false" fo:text-indent="0cm"/>
      <style:text-properties fo:font-size="28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2.4cm" fo:margin-right="0cm" text:enable-numbering="true" fo:text-indent="-0.8cm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.6cm" fo:margin-right="0cm" fo:text-indent="-0.6cm"/>
      <style:text-properties fo:font-size="16pt"/>
    </style:style>
    <style:style style:name="P9" style:family="paragraph">
      <style:paragraph-properties fo:margin-left="3.6cm" fo:margin-right="0cm" text:enable-numbering="true" fo:text-indent="-0.6cm"/>
    </style:style>
    <style:style style:name="T1" style:family="text">
      <style:text-properties fo:font-size="28pt"/>
    </style:style>
    <style:style style:name="T2" style:family="text">
      <style:text-properties fo:color="#ffffff"/>
    </style:style>
    <style:style style:name="T3" style:family="text">
      <style:text-properties fo:color="#23ff23"/>
    </style:style>
    <style:style style:name="T4" style:family="text">
      <style:text-properties fo:color="#ffff00"/>
    </style:style>
    <style:style style:name="T5" style:family="text">
      <style:text-properties fo:color="#ccccff"/>
    </style:style>
    <style:style style:name="T6" style:family="text">
      <style:text-properties fo:color="#ff8080"/>
    </style:style>
    <style:style style:name="T7" style:family="text">
      <style:text-properties fo:color="#ffff00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ch3 review</presentation:footer-decl>
      <presentation:footer-decl presentation:name="ftr2">CMPTxxxx</presentation:footer-decl>
      <presentation:date-time-decl presentation:name="dtd1" presentation:source="fixed">20 Sep 2007</presentation:date-time-decl>
      <presentation:date-time-decl presentation:name="dtd2" presentation:source="current-date" style:data-style-name="D3"/>
      <draw:page draw:name="page1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Ch3 Review</text:p>
          </draw:text-box>
        </draw:frame>
        <draw:frame presentation:style-name="pr2" draw:text-style-name="P3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2"><text:span text:style-name="T1">20 Sep 2007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CMPT14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Dr. Sean H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Trinity Western University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of last time (§2.6-3.13)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3">
              <text:list-item>
                <text:list>
                  <text:list-item>
                    <text:p text:style-name="P5"><text:span text:style-name="T2">Formatted outpu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abs(), +=, string.capitalize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Qualified </text:span><text:span text:style-name="T3">import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Selection: </text:span><text:span text:style-name="T3">if, if..else.., if..elif..else</text:span></text:p>
              </text:list-item>
            </text:list>
            <text:list text:style-name="L3">
              <text:list-item>
                <text:p text:style-name="P6"><text:span text:style-name="T4">Loops: </text:span><text:span text:style-name="T3">while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Sentinel</text:span> variab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Loop <text:span text:style-name="T4">count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Using mathematical <text:span text:style-name="T4">closed forms</text:span> instead of loops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For</text:span> loop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 (§4.1-4.3)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3">
              <text:list-item>
                <text:p text:style-name="P6"><text:span text:style-name="T4">Procedures</text:span> (functions, subroutines)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No</text:span> paramet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With <text:span text:style-name="T4">paramet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>Scop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>Global</text:span> variables (why not to use them)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Functions (return a value)</text:span></text:p>
              </text:list-item>
            </text:list>
            <text:list text:style-name="L3">
              <text:list-item>
                <text:p text:style-name="P6">Call-by-<text:span text:style-name="T4">value</text:span> vs call-by-<text:span text:style-name="T4">reference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Procedures</text:p>
          </draw:text-box>
        </draw:frame>
        <draw:frame presentation:style-name="pr5" draw:text-style-name="P7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6">Fourth program structure/flow abstraction is <text:span text:style-name="T4">composition</text:span></text:p>
              </text:list-item>
            </text:list>
            <text:list text:style-name="L3">
              <text:list-item>
                <text:p text:style-name="P6">This is implemented in Python using <text:span text:style-name="T4">procedures</text:span></text:p>
              </text:list-item>
            </text:list>
            <text:list text:style-name="L3">
              <text:list-item>
                <text:list>
                  <text:list-item>
                    <text:p text:style-name="P5">Also called functions, subroutines</text:p>
                  </text:list-item>
                </text:list>
              </text:list-item>
            </text:list>
            <text:list text:style-name="L3">
              <text:list-item>
                <text:p text:style-name="P6">A <text:span text:style-name="T4">procedure</text:span> is a chunk of code doing a <text:span text:style-name="T4">sub-task</text:span></text:p>
              </text:list-item>
            </text:list>
            <text:list text:style-name="L3">
              <text:list-item>
                <text:list>
                  <text:list-item>
                    <text:p text:style-name="P5">Written <text:span text:style-name="T4">once</text:span>, can be used <text:span text:style-name="T4">many</text:span> times</text:p>
                  </text:list-item>
                </text:list>
              </text:list-item>
            </text:list>
            <text:list text:style-name="L3">
              <text:list-item>
                <text:p text:style-name="P6">We've already been using procedures: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5">print</text:span>, <text:span text:style-name="T5">input</text:span>, <text:span text:style-name="T5">raw_input</text:span>, etc. (<text:span text:style-name="T4">not</text:span> <text:span text:style-name="T5">if</text:span> or <text:span text:style-name="T5">while</text:span>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ocedure input and output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3">
              <text:list-item>
                <text:p text:style-name="P6">Procedures can do the <text:span text:style-name="T4">same</text:span> thing every time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3">print</text:span><text:tab/><text:tab/><text:tab/><text:tab/><text:span text:style-name="T6"># prints a new lin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Or they can change behaviour depending on <text:span text:style-name="T4">parameters</text:span> (arguments) input to the procedure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3">print(“Hello!”)</text:span><text:tab/><text:span text:style-name="T6"># prints the string paramet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List of parameters goes in <text:span text:style-name="T4">parenthes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(<text:span text:style-name="T3">print</text:span> is special and doesn't always need parens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Procedures can also <text:span text:style-name="T4">return</text:span> a value for use in an expression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3">numApples = input(“How many apples? ”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3">
              <text:list-item>
                <text:p text:style-name="P6"><text:span text:style-name="T7">Quiz</text:span> <text:span text:style-name="T3">ch2-3</text:span> on Mon</text:p>
              </text:list-item>
            </text:list>
            <text:list text:style-name="L3">
              <text:list-item>
                <text:p text:style-name="P6"><text:span text:style-name="T4">Lab02</text:span> due next Wed: <text:span text:style-name="T3">3.14 # 16 / 17 / 23a / 23b / 23c</text:span></text:p>
              </text:list-item>
            </text:list>
            <text:list text:style-name="L3">
              <text:list-item>
                <text:p text:style-name="P6"><text:span text:style-name="T4">Read</text:span><text:span text:style-name="T2"> through </text:span><text:span text:style-name="T3">§4.7</text:span><text:span text:style-name="T2"> and </text:span><text:span text:style-name="T3">Py ch5</text:span><text:span text:style-name="T2"> for Mon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2.4cm" fo:margin-right="0cm" text:enable-numbering="true" fo:text-indent="-0.8cm"/>
    </style:style>
    <style:style style:name="P7" style:family="paragraph">
      <style:paragraph-properties fo:margin-left="3.6cm" fo:margin-right="0cm" text:enable-numbering="true" fo:text-indent="-0.6cm"/>
    </style:style>
    <style:style style:name="P8" style:family="paragraph">
      <style:paragraph-properties fo:margin-left="4.8cm" fo:margin-right="0cm" text:enable-numbering="true" fo:text-indent="-0.6cm"/>
    </style:style>
    <style:style style:name="P9" style:family="paragraph">
      <style:paragraph-properties fo:margin-left="6cm" fo:margin-right="0cm" text:enable-numbering="true" fo:text-indent="-0.6cm"/>
    </style:style>
    <style:style style:name="P10" style:family="paragraph">
      <style:paragraph-properties fo:margin-left="7.2cm" fo:margin-right="0cm" text:enable-numbering="true" fo:text-indent="-0.6cm"/>
    </style:style>
    <style:style style:name="P11" style:family="paragraph">
      <style:paragraph-properties fo:margin-left="8.4cm" fo:margin-right="0cm" text:enable-numbering="true" fo:text-indent="-0.6cm"/>
    </style:style>
    <style:style style:name="P12" style:family="paragraph">
      <style:paragraph-properties fo:margin-left="9.6cm" fo:margin-right="0cm" text:enable-numbering="true" fo:text-indent="-0.6cm"/>
    </style:style>
    <style:style style:name="P13" style:family="paragraph">
      <style:paragraph-properties fo:margin-left="10.8cm" fo:margin-right="0cm" text:enable-numbering="true" fo:text-indent="-0.6cm"/>
    </style:style>
    <style:style style:name="P14" style:family="paragraph">
      <style:paragraph-properties fo:margin-left="1.2cm" fo:margin-right="0cm" fo:text-indent="-0.9cm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14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5" draw:layer="backgroundobjects" svg:width="14.01cm" svg:height="0.837cm" svg:x="5.04cm" svg:y="20.009cm" presentation:class="footer">
        <draw:text-box>
          <text:p text:style-name="P15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6" draw:layer="backgroundobjects" svg:width="13.477cm" svg:height="0.552cm" svg:x="0cm" svg:y="3.993cm">
        <text:p text:style-name="P1"/>
      </draw:rect>
      <draw:frame draw:style-name="gr3" draw:text-style-name="P16" draw:layer="backgroundobjects" svg:width="4.035cm" svg:height="1.901cm" svg:x="0.1cm" svg:y="19.099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6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14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5" draw:layer="backgroundobjects" svg:width="13.758cm" svg:height="1.448cm" svg:x="4.657cm" svg:y="19.131cm" presentation:class="footer">
        <draw:text-box>
          <text:p text:style-name="P15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6" draw:layer="backgroundobjects" svg:width="14.8cm" svg:height="0.745cm" svg:x="0cm" svg:y="7.217cm">
        <text:p text:style-name="P1"/>
      </draw:rect>
      <draw:frame draw:style-name="gr3" draw:text-style-name="P16" draw:layer="backgroundobjects" svg:width="4.035cm" svg:height="1.901cm" svg:x="0.101cm" svg:y="19.1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Sean Ho</meta:initial-creator>
    <meta:creation-date>2006-09-22T14:12:59</meta:creation-date>
    <dc:creator>Sean Ho</dc:creator>
    <dc:date>2007-09-20T16:13:39</dc:date>
    <dc:language>en-US</dc:language>
    <meta:editing-cycles>11</meta:editing-cycles>
    <meta:editing-duration>PT4H10M37S</meta:editing-duration>
    <meta:user-defined meta:name="Info 1"/>
    <meta:user-defined meta:name="Info 2"/>
    <meta:user-defined meta:name="Info 3"/>
    <meta:user-defined meta:name="Info 4"/>
    <meta:document-statistic meta:object-count="67"/>
  </office:meta>
</office:document-meta>
</file>